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style:font-size-asian="12pt" style:font-size-complex="12pt"/>
    </style:style>
    <style:style style:name="P2" style:family="paragraph" style:parent-style-name="Standard">
      <style:text-properties style:font-name="Liberation Serif" fo:font-size="12pt" officeooo:rsid="001b9544" officeooo:paragraph-rsid="001b9544" style:font-size-asian="12pt" style:font-size-complex="12pt"/>
    </style:style>
    <style:style style:name="P3" style:family="paragraph" style:parent-style-name="Standard">
      <style:text-properties style:font-name="Liberation Serif" fo:font-size="12pt" officeooo:rsid="001b9544" officeooo:paragraph-rsid="001d9b8a" style:font-size-asian="12pt" style:font-size-complex="12pt"/>
    </style:style>
    <style:style style:name="P4" style:family="paragraph" style:parent-style-name="Standard">
      <style:text-properties style:font-name="Liberation Serif" fo:font-size="12pt" officeooo:rsid="001b9544" officeooo:paragraph-rsid="001debfe" style:font-size-asian="12pt" style:font-size-complex="12pt"/>
    </style:style>
    <style:style style:name="P5" style:family="paragraph" style:parent-style-name="Standard">
      <style:text-properties style:font-name="Liberation Serif" fo:font-size="12pt" officeooo:rsid="001b9544" officeooo:paragraph-rsid="002d6277" style:font-size-asian="12pt" style:font-size-complex="12pt"/>
    </style:style>
    <style:style style:name="P6" style:family="paragraph" style:parent-style-name="Standard">
      <style:text-properties style:font-name="Liberation Serif" fo:font-size="12pt" officeooo:rsid="001debfe" officeooo:paragraph-rsid="001b9544" style:font-size-asian="12pt" style:font-size-complex="12pt"/>
    </style:style>
    <style:style style:name="P7" style:family="paragraph" style:parent-style-name="Standard">
      <style:text-properties style:font-name="Liberation Serif" fo:font-size="12pt" officeooo:rsid="00208958" officeooo:paragraph-rsid="00208958" style:font-size-asian="12pt" style:font-size-complex="12pt"/>
    </style:style>
    <style:style style:name="P8" style:family="paragraph" style:parent-style-name="Standard">
      <style:text-properties style:font-name="Liberation Serif" fo:font-size="12pt" officeooo:rsid="002928a2" officeooo:paragraph-rsid="002928a2" style:font-size-asian="12pt" style:font-size-complex="12pt"/>
    </style:style>
    <style:style style:name="P9" style:family="paragraph" style:parent-style-name="Standard">
      <style:text-properties style:font-name="Liberation Serif" fo:font-size="12pt" officeooo:rsid="002d6277" officeooo:paragraph-rsid="002d6277" style:font-size-asian="12pt" style:font-size-complex="12pt"/>
    </style:style>
    <style:style style:name="P10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Liberation Serif" fo:font-size="12pt" fo:font-weight="bold" officeooo:rsid="00208958" officeooo:paragraph-rsid="00208958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Liberation Serif" fo:font-size="12pt" fo:font-weight="bold" officeooo:paragraph-rsid="00255803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32949c" officeooo:paragraph-rsid="0032949c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>
        <style:tab-stops>
          <style:tab-stop style:position="14.873cm"/>
        </style:tab-stops>
      </style:paragraph-properties>
      <style:text-properties style:font-name="Liberation Serif" fo:font-size="12pt" fo:font-weight="bold" officeooo:rsid="0032949c" officeooo:paragraph-rsid="0032949c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Liberation Serif" fo:font-size="12pt" fo:font-weight="bold" officeooo:rsid="00378f4d" officeooo:paragraph-rsid="00378f4d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Liberation Serif" fo:font-size="12pt" fo:font-weight="normal" officeooo:paragraph-rsid="00255803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32b791" officeooo:paragraph-rsid="0032b791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Liberation Serif" fo:font-size="20pt" fo:font-weight="bold" officeooo:rsid="0032949c" officeooo:paragraph-rsid="0032949c" style:font-size-asian="20pt" style:font-weight-asian="bold" style:font-size-complex="20pt" style:font-weight-complex="bold"/>
    </style:style>
    <style:style style:name="P19" style:family="paragraph" style:parent-style-name="Standard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break-before="page"/>
      <style:text-properties style:font-name="Liberation Serif" fo:font-size="14pt" fo:font-weight="bold" officeooo:rsid="00208958" officeooo:paragraph-rsid="00208958" style:font-size-asian="14pt" style:font-weight-asian="bold" style:font-size-complex="14pt" style:font-weight-complex="bold"/>
    </style:style>
    <style:style style:name="T1" style:family="text">
      <style:text-properties officeooo:rsid="001ba312"/>
    </style:style>
    <style:style style:name="T2" style:family="text">
      <style:text-properties officeooo:rsid="001debfe"/>
    </style:style>
    <style:style style:name="T3" style:family="text">
      <style:text-properties officeooo:rsid="00255803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6d733" style:font-weight-asian="normal" style:font-weight-complex="normal"/>
    </style:style>
    <style:style style:name="T6" style:family="text">
      <style:text-properties officeooo:rsid="0026d733"/>
    </style:style>
    <style:style style:name="T7" style:family="text">
      <style:text-properties officeooo:rsid="002928a2"/>
    </style:style>
    <style:style style:name="T8" style:family="text">
      <style:text-properties officeooo:rsid="002a716a"/>
    </style:style>
    <style:style style:name="T9" style:family="text">
      <style:text-properties officeooo:rsid="002b7739"/>
    </style:style>
    <style:style style:name="T10" style:family="text">
      <style:text-properties officeooo:rsid="002d6277"/>
    </style:style>
    <style:style style:name="T11" style:family="text">
      <style:text-properties officeooo:rsid="002eaa3d"/>
    </style:style>
    <style:style style:name="T12" style:family="text">
      <style:text-properties officeooo:rsid="0030a7f1"/>
    </style:style>
    <style:style style:name="T13" style:family="text">
      <style:text-properties officeooo:rsid="0032b791"/>
    </style:style>
    <style:style style:name="T14" style:family="text">
      <style:text-properties officeooo:rsid="0035dc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Rapport TP1</text:p>
      <text:p text:style-name="P13"/>
      <text:p text:style-name="P13">Thomas Bille - <text:span text:style-name="T13">1754864</text:span></text:p>
      <text:p text:style-name="P14">Jean-Marie Robin - <text:span text:style-name="T14">1753255</text:span></text:p>
      <text:p text:style-name="P10"/>
      <text:p text:style-name="P15">Pour la compétition nous choisissons le code de recherche locale : code2.</text:p>
      <text:p text:style-name="P10"/>
      <text:p text:style-name="P17">Pour tester l'exemple donner lancer le script parametre.py .</text:p>
      <text:p text:style-name="P10"/>
      <text:p text:style-name="P19">Question 1 :</text:p>
      <text:p text:style-name="P10">Expliquez ce que fait le code suivant :</text:p>
      <text:p text:style-name="P10"><text:tab/>def fct(f, g, p, l):</text:p>
      <text:p text:style-name="P10"><text:tab/><text:tab/>return map(lambda x: f(g(x)),</text:p>
      <text:p text:style-name="P10"><text:tab/><text:tab/><text:tab/><text:tab/><text:tab/>[x for x in l if p(x)])</text:p>
      <text:p text:style-name="P1"/>
      <text:p text:style-name="P2">Fonction qui prend en parametre : </text:p>
      <text:p text:style-name="P2"><text:tab/>f : fonction qui retourne un objet 'a <text:span text:style-name="T1">qui prend un en paramètre un objet de type 'c</text:span></text:p>
      <text:p text:style-name="P3"><text:tab/>g : fonction qui retourne un objet 'b <text:span text:style-name="T1">qui prend un en paramètre un objet de type 'a</text:span></text:p>
      <text:p text:style-name="P2"><text:tab/>p : fonction qui retourne un boolean</text:p>
      <text:p text:style-name="P2"><text:tab/>l : liste d'objet '<text:span text:style-name="T1">c</text:span></text:p>
      <text:p text:style-name="P2"/>
      <text:p text:style-name="P2"><text:span text:style-name="T9">fct </text:span>: <text:s/>(fun 'b → 'a) → (fun '<text:span text:style-name="T1">c</text:span> → 'b) → (fun 'a → boolean) → '<text:span text:style-name="T1">c</text:span> list → 'a list</text:p>
      <text:p text:style-name="P6"/>
      <text:p text:style-name="P4">Fonction qui retourne :</text:p>
      <text:p text:style-name="P4"><text:span text:style-name="T2"><text:tab/>U</text:span>ne liste des éléments de la liste l qui vérifie la propriéte p. Si l'élément vérifie la fonction p on applique f(g(element)) .</text:p>
      <text:p text:style-name="P4"/>
      <text:p text:style-name="P9"><text:tab/>Dans ce cas :</text:p>
      <text:p text:style-name="P5"><text:span text:style-name="T9">fct </text:span>: <text:s/>(fun <text:span text:style-name="T12">string</text:span> → <text:span text:style-name="T10">int</text:span>) → (fun <text:span text:style-name="T10">int</text:span> → <text:span text:style-name="T12">string</text:span>) → (fun <text:span text:style-name="T10">int</text:span> → boolean) → <text:span text:style-name="T10">int</text:span> list → <text:span text:style-name="T10">int</text:span> list</text:p>
      <text:p text:style-name="P11">def <text:span text:style-name="T7">f</text:span>ct(f, g, p, l):</text:p>
      <text:p text:style-name="P7"><text:s text:c="4"/>return map(lambda x: f(g(x)),</text:p>
      <text:p text:style-name="P7"><text:s text:c="10"/>[x for x in l if p(x)])</text:p>
      <text:p text:style-name="P11">def f(x) :</text:p>
      <text:p text:style-name="P7"><text:s text:c="2"/>return <text:span text:style-name="T11">int(</text:span>x<text:span text:style-name="T11">)</text:span>+1</text:p>
      <text:p text:style-name="P11">def g(x) :</text:p>
      <text:p text:style-name="P7"><text:s text:c="2"/>return <text:span text:style-name="T11">str(</text:span>x<text:span text:style-name="T11">)</text:span></text:p>
      <text:p text:style-name="P11">def p(x) :</text:p>
      <text:p text:style-name="P7"><text:s text:c="2"/>if x&gt;<text:span text:style-name="T7">2</text:span> :</text:p>
      <text:p text:style-name="P7"><text:s text:c="4"/>return True</text:p>
      <text:p text:style-name="P7"><text:s text:c="2"/>else :</text:p>
      <text:p text:style-name="P7"><text:s text:c="4"/>return False</text:p>
      <text:p text:style-name="P7"></text:p>
      <text:p text:style-name="P7">l = [1,2,4,5]</text:p>
      <text:p text:style-name="P7">solution = fct(f,g,p,l)</text:p>
      <text:p text:style-name="P7">print solution</text:p>
      <text:p text:style-name="P8">#</text:p>
      <text:p text:style-name="P8"># <text:span text:style-name="T8">solution = [5,6]</text:span></text:p>
      <text:p text:style-name="P8">#</text:p>
      <text:p text:style-name="P20">Question 2 :</text:p>
      <text:p text:style-name="P10">Quelles sont les points fort et les faiblesses de vos implémentations ?</text:p>
      <text:p text:style-name="P11"><text:s/></text:p>
      <text:p text:style-name="P12"><text:span text:style-name="T3">Recherche arborescente :</text:span></text:p>
      <text:p text:style-name="P12"><text:span text:style-name="T4">- </text:span><text:span text:style-name="T5">calcul du coût et de l'heuristique à revoir</text:span></text:p>
      <text:p text:style-name="P12"><text:span text:style-name="T5">- ceci implique un programme plus long à trouver la solution</text:span></text:p>
      <text:p text:style-name="P12"><text:span text:style-name="T5"/></text:p>
      <text:p text:style-name="P12">Recherche locale :</text:p>
      <text:p text:style-name="P16">- <text:span text:style-name="T6">problème pour un type de pièce le programme plante. Pas de réponses au problème… (tester fichier parametre2.py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bille </meta:initial-creator>
    <meta:creation-date>2015-02-15T15:22:37.304550186</meta:creation-date>
    <dc:date>2015-02-15T16:17:09.556157300</dc:date>
    <dc:creator>tbille </dc:creator>
    <meta:editing-duration>PT43M44S</meta:editing-duration>
    <meta:editing-cycles>29</meta:editing-cycles>
    <meta:generator>LibreOffice/4.2.7.2$Linux_x86 LibreOffice_project/420m0$Build-2</meta:generator>
    <meta:document-statistic meta:table-count="0" meta:image-count="0" meta:object-count="0" meta:page-count="2" meta:paragraph-count="47" meta:word-count="298" meta:character-count="1541" meta:non-whitespace-character-count="1225"/>
  </office:meta>
</office:document-meta>
</file>